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17fb66be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c7068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58463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76dc4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6de41e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6f6912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3a9b2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886d8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bd4e6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267666d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71e25b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4ad8bd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2fad9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4eff98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50fdf6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521526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53a9b2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4b2e5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ce296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de41e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97843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9e994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26730f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26769fb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26769fb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2679ec6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7fb66be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26730f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9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26748d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0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2677cc5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style:font-name="標楷體"/>
    </style:style>
    <style:style style:name="T2" style:family="text">
      <style:text-properties style:font-name="標楷體" officeooo:rsid="264ad8bd"/>
    </style:style>
    <style:style style:name="T3" style:family="text">
      <style:text-properties style:font-name="標楷體" officeooo:rsid="264b0afb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officeooo:rsid="2653a9b2" style:font-name-asian="標楷體"/>
    </style:style>
    <style:style style:name="T6" style:family="text">
      <style:text-properties style:font-name="標楷體" officeooo:rsid="2a8d319b" style:font-name-asian="標楷體" style:font-name-complex="標楷體1"/>
    </style:style>
    <style:style style:name="T7" style:family="text">
      <style:text-properties style:font-name="標楷體" officeooo:rsid="2671e25b" style:font-name-asian="標楷體" style:font-name-complex="標楷體1"/>
    </style:style>
    <style:style style:name="T8" style:family="text">
      <style:text-properties style:font-name="標楷體" style:text-underline-style="solid" style:text-underline-width="auto" style:text-underline-color="font-color" officeooo:rsid="20c4ddfb"/>
    </style:style>
    <style:style style:name="T9" style:family="text">
      <style:text-properties style:font-name="標楷體" officeooo:rsid="0c2a20a1" style:font-name-complex="Liberation Serif1"/>
    </style:style>
    <style:style style:name="T10" style:family="text">
      <style:text-properties style:font-name="標楷體" officeooo:rsid="26793770"/>
    </style:style>
    <style:style style:name="T11" style:family="text">
      <style:text-properties style:font-name="標楷體1" officeooo:rsid="2a8d319b" style:font-name-asian="標楷體" style:font-name-complex="標楷體1"/>
    </style:style>
    <style:style style:name="T12" style:family="text">
      <style:text-properties style:text-outline="false" style:text-line-through-style="none" style:text-line-through-type="none" fo:font-style="normal" fo:text-shadow="none" style:font-style-asian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style:font-style-asian="normal" style:font-style-complex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8800940" style:font-style-asian="normal" style:font-style-complex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743952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標楷體" fo:font-style="normal" fo:text-shadow="none" style:text-underline-style="solid" style:text-underline-width="auto" style:text-underline-color="font-color" officeooo:rsid="18800940" style:font-style-asian="normal" style:font-style-complex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ffe503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344815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39246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39539246" style:font-style-asian="normal" style:text-emphasize="none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4b070f5e"/>
    </style:style>
    <style:style style:name="T27" style:family="text">
      <style:text-properties style:font-name-asian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53664189" text:style-name="L1">
        <text:list-item>
          <text:p text:style-name="P27"><text:bookmark-start text:name="個體"/><text:bookmark-end text:name="個體"/><text:span text:style-name="T27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7T21:30:59.267000000</dc:date>
    <meta:editing-duration>P12DT1H5M53S</meta:editing-duration>
    <meta:editing-cycles>8923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